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menubar/menu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2">
      <style:table-cell-properties fo:padding="0.071cm"/>
    </style:style>
    <style:style style:name="ce25" style:family="table-cell" style:parent-style-name="Default">
      <style:table-cell-properties fo:padding="0.071cm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</style:style>
    <style:style style:name="ce2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8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  <style:style style:name="ce36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39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40" style:family="table-cell" style:parent-style-name="Default" style:data-style-name="N2">
      <style:table-cell-properties fo:padding="0.071cm"/>
    </style:style>
    <style:style style:name="ce41" style:family="table-cell" style:parent-style-name="Default">
      <style:table-cell-properties fo:padding="0.071cm"/>
    </style:style>
    <style:style style:name="ce42" style:family="table-cell" style:parent-style-name="Default">
      <style:table-cell-properties style:diagonal-bl-tr="none" style:diagonal-tl-br="none" fo:border="none" fo:padding="0.071cm" style:rotation-align="none"/>
    </style:style>
    <style:style style:name="ce43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44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45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4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5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5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39"/>
        <table:table-column table:style-name="co2" table:default-cell-style-name="ce36"/>
        <table:table-column table:style-name="co3" table:default-cell-style-name="ce42"/>
        <table:table-column table:style-name="co4" table:default-cell-style-name="ce42"/>
        <table:table-column table:style-name="co5" table:default-cell-style-name="ce36"/>
        <table:table-column table:style-name="co4" table:default-cell-style-name="ce51"/>
        <table:table-column table:style-name="co6" table:default-cell-style-name="ce39"/>
        <table:table-column table:style-name="co7" table:default-cell-style-name="ce39"/>
        <table:table-column table:style-name="co6" table:default-cell-style-name="ce39"/>
        <table:table-column table:style-name="co8" table:default-cell-style-name="ce42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36" office:value-type="string" calcext:value-type="string">
            <text:p>PETSA</text:p>
          </table:table-cell>
          <table:table-cell table:style-name="ce44" office:value-type="string" calcext:value-type="string">
            <text:p>2022-01-24</text:p>
          </table:table-cell>
          <table:table-cell table:formula="of:=UPPER(TEXT([.B1];&quot;DDDD&quot;))" office:value-type="string" office:string-value="MONDAY" calcext:value-type="string">
            <text:p>MONDAY</text:p>
          </table:table-cell>
          <table:table-cell/>
          <table:table-cell table:style-name="ce42" table:number-columns-repeated="5"/>
          <table:table-cell table:number-columns-repeated="4"/>
        </table:table-row>
        <table:table-row table:style-name="ro2">
          <table:table-cell table:style-name="ce37" office:value-type="string" calcext:value-type="string">
            <text:p>CASH</text:p>
          </table:table-cell>
          <table:table-cell table:style-name="ce37" office:value-type="string" calcext:value-type="string">
            <text:p>STORED</text:p>
          </table:table-cell>
          <table:table-cell table:style-name="ce37" office:value-type="string" calcext:value-type="string">
            <text:p>COINS</text:p>
          </table:table-cell>
          <table:table-cell table:style-name="ce37" office:value-type="string" calcext:value-type="string">
            <text:p>ACTUAL TOTAL</text:p>
          </table:table-cell>
          <table:table-cell table:style-name="ce42" table:number-columns-repeated="2"/>
          <table:table-cell table:style-name="ce37" office:value-type="string" calcext:value-type="string">
            <text:p>PF</text:p>
          </table:table-cell>
          <table:table-cell table:style-name="ce37" office:value-type="string" calcext:value-type="string">
            <text:p>COUNT</text:p>
          </table:table-cell>
          <table:table-cell table:style-name="ce37" office:value-type="string" calcext:value-type="string">
            <text:p>MOSC</text:p>
            <text:p>NET PF</text:p>
          </table:table-cell>
          <table:table-cell table:number-columns-repeated="4"/>
        </table:table-row>
        <table:table-row table:style-name="ro1">
          <table:table-cell table:number-columns-repeated="3" table:style-name="ce38" office:value-type="float" office:value="0" calcext:value-type="float">
            <text:p>0.00</text:p>
          </table:table-cell>
          <table:table-cell table:style-name="ce50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CASH OUT</text:p>
          </table:table-cell>
          <table:table-cell table:style-name="ce39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40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41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42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45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43" table:formula="of:=SUM([.A5:.A10])" office:value-type="float" office:value="0" calcext:value-type="float">
            <text:p>0.00</text:p>
          </table:table-cell>
          <table:table-cell table:style-name="ce46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COUNT</text:p>
          </table:table-cell>
          <table:table-cell table:style-name="ce42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39" office:value-type="float" office:value="0" calcext:value-type="float">
            <text:p>0.00</text:p>
          </table:table-cell>
          <table:table-cell table:style-name="ce36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39" office:value-type="float" office:value="0" calcext:value-type="float">
            <text:p>0.00</text:p>
          </table:table-cell>
          <table:table-cell table:style-name="ce36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39" office:value-type="float" office:value="0" calcext:value-type="float">
            <text:p>0.00</text:p>
          </table:table-cell>
          <table:table-cell table:style-name="ce36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  <table:table-cell table:number-columns-repeated="3"/>
        </table:table-row>
        <table:table-row table:style-name="ro1">
          <table:table-cell table:style-name="ce42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2022-01-24</text:p>
          </table:table-cell>
          <table:table-cell table:style-name="ce47" table:formula="of:=UPPER(TEXT([.A19];&quot;DDDD&quot;))" office:value-type="string" office:string-value="MONDAY" calcext:value-type="string">
            <text:p>MONDAY</text:p>
          </table:table-cell>
          <table:table-cell table:style-name="ce48" office:value-type="string" calcext:value-type="string">
            <text:p>PREV TOTAL</text:p>
          </table:table-cell>
          <table:table-cell table:style-name="ce40" office:value-type="float" office:value="0" calcext:value-type="float">
            <text:p>0.00</text:p>
          </table:table-cell>
          <table:table-cell table:style-name="ce41"/>
          <table:table-cell table:style-name="ce55" office:value-type="string" calcext:value-type="string">
            <text:p>TOTAL</text:p>
          </table:table-cell>
          <table:table-cell table:style-name="ce56" table:formula="of:=SUM([.G3:.G18])" office:value-type="float" office:value="0" calcext:value-type="float">
            <text:p>0.00</text:p>
          </table:table-cell>
          <table:table-cell table:style-name="ce41" table:number-columns-repeated="3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49" office:value-type="string" calcext:value-type="string">
            <text:p>GRAND TOTAL</text:p>
          </table:table-cell>
          <table:table-cell table:style-name="ce43" table:formula="of:=[.G21]+[.D19]-[.B4]-[.A11]" office:value-type="float" office:value="0" calcext:value-type="float">
            <text:p>0.00</text:p>
          </table:table-cell>
          <table:table-cell table:style-name="ce41"/>
          <table:table-cell table:style-name="ce41" office:value-type="string" calcext:value-type="string">
            <text:p>DIRECT PAYMENT</text:p>
          </table:table-cell>
          <table:table-cell table:style-name="ce40" office:value-type="float" office:value="0" calcext:value-type="float">
            <text:p>0.00</text:p>
          </table:table-cell>
          <table:table-cell table:style-name="ce41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57" table:formula="of:=[.G19]-[.G20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-00-0000</text:date>, <text:time style:data-style-name="N2" text:time-value="12:09:31.878734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2-03-31T12:31:11.961057897</dc:date>
    <meta:editing-duration>P1DT4H31M19S</meta:editing-duration>
    <meta:editing-cycles>1258</meta:editing-cycles>
    <meta:generator>LibreOffice/6.4.4.2$Linux_X86_64 LibreOffice_project/40$Build-2</meta:generator>
    <meta:document-statistic meta:table-count="1" meta:cell-count="1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20331; from 20210525
' @website address: http://www.usbong.ph
'
' Note:
' 1) sInputPath  = "/home/unit_member/MOSC/output/informationDesk/cashier/"
' --&gt; update: this to the actual path where the output .txt files 
' --&gt; from .../usbong_kms/server/getSalesReportsForTheDay.php are stored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sInputPath  = "G:\Usbong MOSC\Everyone\Information Desk\output\informationDesk\cashier\"
  'sInputPath  = "/opt/lampp/htdocs/usbong_kms/server/"
  'edited by Mike, 20220325 
   sInputPath  = "/home/unit_member/MOSC/output/informationDesk/cashi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msgbox(UCase(Filename))
                                               
                        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


						'edited by Mike, 20220331 
						'note: sequence in IF-ELSE statements
'                        If (InStr(UCase(Filename), "\MEDICINEASTERISK") &lt;&gt; 0) Then                        
                        If (InStr(UCase(Filename), "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
						'edited by Mike, 20220331 
'                        ElseIf (InStr(UCase(Filename), "\VAT") &lt;&gt; 0) Then
                        ElseIf (InStr(UCase(Filename), "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
						'edited by Mike, 20220331 
'                        ElseIf (InStr(UCase(Filename), "\NONMEDICINE") &lt;&gt; 0) Then                       
                        ElseIf (InStr(UCase(Filename), "NON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
'                        ElseIf (InStr(UCase(Filename), "/MEDICINE") &lt;&gt; 0) Then
						'edited by Mike, 20220331
                        'ElseIf (InStr(UCase(Filename), "\MEDICINE") &lt;&gt; 0) Then
                        ElseIf (InStr(UCase(Filename), "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XRAY") &lt;&gt; 0) Then
						'edited by Mike, 20220331 
'                        ElseIf (InStr(UCase(Filename), "\XRAY") &lt;&gt; 0) Then
                        ElseIf (InStr(UCase(Filename), "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						'edited by Mike, 20220331 
'                        ElseIf (InStr(UCase(Filename), "\LAB") &lt;&gt; 0) Then
                        ElseIf (InStr(UCase(Filename), "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						'edited by Mike, 20220331 
'                        ElseIf (InStr(UCase(Filename), "\Snack") &lt;&gt; 0) Then
                        ElseIf (InStr(UCase(Filename), "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sOutputWorkbookFilename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						'added by Mike, 20200819
						'edited by Mike, 20220331 
'                        ElseIf (InStr(UCase(Filename), "\MINORSET") &lt;&gt; 0) Then
                        ElseIf (InStr(UCase(Filename), "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
' Copyright 2018~2022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20326; from 20210327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sInputPath  = "/home/unit_member/MOSC/output/informationDesk/cashier/"
' --&gt; update: this to the actual path where the output .txt files 
' --&gt; from .../usbong_kms/server/getSalesReportsForTheDay.php are stored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'sPath = "/home/unit_member/Documents/MOSC/Forms/Information Desk/"  
  sPath  = "/home/unit_member/MOSC/output/informationDesk/cashier/"
  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